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ce1"/>
        <table:table-row table:style-name="ro1">
          <table:table-cell table:number-columns-repeated="2"/>
          <table:table-cell office:value-type="float" office:value="4" calcext:value-type="float">
            <text:p>4,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,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,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,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,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,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,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,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,5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,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,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,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,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,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:.C17])" office:value-type="float" office:value="4.58823529411765" calcext:value-type="float">
            <text:p>4,5882</text:p>
          </table:table-cell>
          <table:table-cell table:number-columns-repeated="3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1:39:05.638648965</meta:creation-date>
    <dc:date>2017-05-22T11:41:35.694176779</dc:date>
    <meta:editing-duration>PT2M30S</meta:editing-duration>
    <meta:editing-cycles>1</meta:editing-cycles>
    <meta:document-statistic meta:table-count="1" meta:cell-count="18" meta:object-count="0"/>
    <meta:generator>LibreOffice/5.3.1.2$Linux_X86_64 LibreOffice_project/30m0$Build-2</meta:generator>
  </office:meta>
</office:document-meta>
</file>